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ebc9" officeooo:paragraph-rsid="0010ebc9"/>
    </style:style>
    <style:style style:name="T1" style:family="text">
      <style:text-properties officeooo:rsid="0012791f"/>
    </style:style>
    <style:style style:name="T2" style:family="text">
      <style:text-properties fo:font-weight="bold" officeooo:rsid="0012791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luc Risk</text:span> </text:p>
      <text:p text:style-name="Standard"/>
      <text:p text:style-name="Standard">{</text:p>
      <text:p text:style-name="Standard"><text:s text:c="8"/>"parameters": {</text:p>
      <text:p text:style-name="Standard"><text:s text:c="12"/>"Solar8000_VENT_RR": {</text:p>
      <text:p text:style-name="Standard"><text:s text:c="16"/>"lower_bound": 17.70058309852647,</text:p>
      <text:p text:style-name="Standard"><text:s text:c="16"/>"upper_bound": 18.109315876243002,</text:p>
      <text:p text:style-name="Standard"><text:s text:c="16"/>"seq_lower_bound": 4,</text:p>
      <text:p text:style-name="Standard"><text:s text:c="16"/>"seq_upper_bound": 4</text:p>
      <text:p text:style-name="Standard"><text:s text:c="12"/>}</text:p>
      <text:p text:style-name="Standard"><text:s text:c="8"/>},</text:p>
      <text:p text:style-name="Standard"><text:s text:c="8"/>"support": 0.10592325125801867,</text:p>
      <text:p text:style-name="Standard"><text:s text:c="8"/>"confidence": 0.7001396470737591,</text:p>
      <text:p text:style-name="Standard"><text:s text:c="8"/>"lift": 1.9578402753478588,</text:p>
      <text:p text:style-name="Standard"><text:s text:c="8"/>"fitness": 1.0390553410388614</text:p>
      <text:p text:style-name="Standard"><text:s text:c="4"/>},</text:p>
      <text:p text:style-name="Standard"/>
      <text:p text:style-name="Standard"/>
      <text:p text:style-name="Standard">{</text:p>
      <text:p text:style-name="Standard"><text:s text:c="8"/>"parameters": {</text:p>
      <text:p text:style-name="Standard"><text:s text:c="12"/>"Solar8000_VENT_INSP_TM": {</text:p>
      <text:p text:style-name="Standard"><text:s text:c="16"/>"lower_bound": 1.1448547827898907,</text:p>
      <text:p text:style-name="Standard"><text:s text:c="16"/>"upper_bound": 1.2000618892829857,</text:p>
      <text:p text:style-name="Standard"><text:s text:c="16"/>"seq_lower_bound": 6,</text:p>
      <text:p text:style-name="Standard"><text:s text:c="16"/>"seq_upper_bound": 6</text:p>
      <text:p text:style-name="Standard"><text:s text:c="12"/>}</text:p>
      <text:p text:style-name="Standard"><text:s text:c="8"/>},</text:p>
      <text:p text:style-name="Standard"><text:s text:c="8"/>"support": 0.11403407561247644,</text:p>
      <text:p text:style-name="Standard"><text:s text:c="8"/>"confidence": 0.5178134823611596,</text:p>
      <text:p text:style-name="Standard"><text:s text:c="8"/>"lift": 1.447991261631844,</text:p>
      <text:p text:style-name="Standard"><text:s text:c="8"/>"fitness": 0.9538721194542753</text:p>
      <text:p text:style-name="Standard"><text:s text:c="4"/>},</text:p>
      <text:p text:style-name="Standard"/>
      <text:p text:style-name="Standard"/>
      <text:p text:style-name="Standard">{</text:p>
      <text:p text:style-name="Standard"><text:s text:c="8"/>"parameters": {</text:p>
      <text:p text:style-name="Standard"><text:s text:c="12"/>"SNUADC_CVP": {</text:p>
      <text:p text:style-name="Standard"><text:s text:c="16"/>"lower_bound": 208.0296012311562,</text:p>
      <text:p text:style-name="Standard"><text:s text:c="16"/>"upper_bound": 209.4732528399477,</text:p>
      <text:p text:style-name="Standard"><text:s text:c="16"/>"seq_lower_bound": 12,</text:p>
      <text:p text:style-name="Standard"><text:s text:c="16"/>"seq_upper_bound": 12</text:p>
      <text:p text:style-name="Standard"><text:s text:c="12"/>},</text:p>
      <text:p text:style-name="Standard"><text:s text:c="12"/>"Solar8000_VENT_INSP_TM": {</text:p>
      <text:p text:style-name="Standard"><text:s text:c="16"/>"lower_bound": 0.9931490167250562,</text:p>
      <text:p text:style-name="Standard"><text:s text:c="16"/>"upper_bound": 1.0403773498242708,</text:p>
      <text:p text:style-name="Standard"><text:s text:c="16"/>"seq_lower_bound": 2,</text:p>
      <text:p text:style-name="Standard"><text:s text:c="16"/>"seq_upper_bound": 2</text:p>
      <text:p text:style-name="Standard"><text:s text:c="12"/>}</text:p>
      <text:p text:style-name="Standard"><text:s text:c="8"/>},</text:p>
      <text:p text:style-name="Standard"><text:soft-page-break/><text:s text:c="8"/>"support": 1.9301293186643505e-05,</text:p>
      <text:p text:style-name="Standard"><text:s text:c="8"/>"confidence": 1.0,</text:p>
      <text:p text:style-name="Standard"><text:s text:c="8"/>"lift": 2.7963568175729976,</text:p>
      <text:p text:style-name="Standard"><text:s text:c="8"/>"fitness": 0.7398114078248017</text:p>
      <text:p text:style-name="Standard"><text:s text:c="4"/>}</text:p>
      <text:p text:style-name="Standard"/>
      <text:p text:style-name="Standard">{</text:p>
      <text:p text:style-name="Standard"><text:s text:c="8"/>"parameters": {</text:p>
      <text:p text:style-name="Standard"><text:s text:c="12"/>"Solar8000_VENT_RR": {</text:p>
      <text:p text:style-name="Standard"><text:s text:c="16"/>"lower_bound": 17.971224666517998,</text:p>
      <text:p text:style-name="Standard"><text:s text:c="16"/>"upper_bound": 18.278162481791043,</text:p>
      <text:p text:style-name="Standard"><text:s text:c="16"/>"seq_lower_bound": 11,</text:p>
      <text:p text:style-name="Standard"><text:s text:c="16"/>"seq_upper_bound": 11</text:p>
      <text:p text:style-name="Standard"><text:s text:c="12"/>}</text:p>
      <text:p text:style-name="Standard"><text:s text:c="8"/>},</text:p>
      <text:p text:style-name="Standard"><text:s text:c="8"/>"support": 0.1063230585239767,</text:p>
      <text:p text:style-name="Standard"><text:s text:c="8"/>"confidence": 0.7035098915124441,</text:p>
      <text:p text:style-name="Standard"><text:s text:c="8"/>"lift": 1.9672646813608632,</text:p>
      <text:p text:style-name="Standard"><text:s text:c="8"/>"fitness": 1.04321292184055</text:p>
      <text:p text:style-name="Standard"><text:s text:c="4"/>},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3T10:31:03.500704747</meta:creation-date>
    <dc:date>2023-10-03T10:33:26.251400639</dc:date>
    <meta:editing-duration>PT2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109" meta:character-count="1866" meta:non-whitespace-character-count="1171"/>
  </office:meta>
</office:document-meta>
</file>